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40000000300FD88D9A6.png"/>
  <manifest:file-entry manifest:media-type="image/png" manifest:full-path="Pictures/1000020100000400000000AE520D2CBB.png"/>
  <manifest:file-entry manifest:media-type="image/png" manifest:full-path="Pictures/10000201000002CA000000830C105C5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56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Java_25_20Day_25_202011-notes">
      <style:graphic-properties draw:fill-color="#ffffff" draw:auto-grow-height="true" fo:min-height="12.572cm"/>
    </style:style>
    <style:style style:name="pr2" style:family="presentation" style:parent-style-name="Default_20_1-subtitle">
      <style:graphic-properties draw:fill-color="#ffffff" draw:auto-grow-height="true" fo:min-height="17.935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85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_20_1-subtitle">
      <style:graphic-properties draw:fill-color="#ffffff" fo:min-height="17.936cm"/>
    </style:style>
    <style:style style:name="pr10" style:family="presentation" style:parent-style-name="Default_20_1-notes">
      <style:graphic-properties draw:fill-color="#ffffff" fo:min-height="12.572cm"/>
    </style:style>
    <style:style style:name="P1" style:family="paragraph">
      <style:text-properties fo:color="#ffffff" fo:font-family="'Lucida Sans Unicode'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P2" style:family="paragraph">
      <style:text-properties fo:color="#ffffff" fo:font-family="'Liberation Sans'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P3" style:family="paragraph">
      <style:text-properties fo:color="#c5000b" fo:font-family="'Lucida Sans Unicode'" style:font-family-generic="swiss" style:font-pitch="variable" fo:font-size="32pt" fo:text-shadow="1pt 1pt" fo:font-weight="bold" style:font-weight-asian="bold" style:font-weight-complex="bold"/>
    </style:style>
    <style:style style:name="P4" style:family="paragraph">
      <style:text-properties fo:font-size="20pt"/>
    </style:style>
    <style:style style:name="P5" style:family="paragraph">
      <style:text-properties fo:font-family="'Lucida Sans Unicode'" style:font-family-generic="swiss" style:font-pitch="variable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/>
    </style:style>
    <style:style style:name="T1" style:family="text">
      <style:text-properties fo:color="#ffffff" fo:font-family="'Liberation Sans'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ffffff" fo:font-family="'Liberation Sans'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T3" style:family="text">
      <style:text-properties fo:color="#c5000b" fo:font-family="'Lucida Sans Unicode'" style:font-family-generic="swiss" style:font-pitch="variable" fo:font-size="32pt" fo:text-shadow="1pt 1pt"/>
    </style:style>
    <style:style style:name="T4" style:family="text">
      <style:text-properties fo:font-family="'Lucida Sans Unicode'" style:font-family-generic="swiss" style:font-pitch="variable"/>
    </style:style>
    <style:style style:name="T5" style:family="text">
      <style:text-properties fo:font-size="32pt"/>
    </style:style>
    <style:style style:name="T6" style:family="text">
      <style:text-properties fo:color="#c5000b" fo:font-family="'Lucida Sans Unicode'" style:font-family-generic="swiss" style:font-pitch="variable" fo:font-size="32pt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ava_25_20Day_25_202011" presentation:presentation-page-layout-name="AL1T0">
        <office:forms form:automatic-focus="false" form:apply-design-mode="false"/>
        <draw:frame draw:style-name="gr1" draw:text-style-name="P1" draw:layer="layout" svg:width="20.6cm" svg:height="4.811cm" svg:x="0.6cm" svg:y="7.283cm">
          <draw:text-box>
            <text:p><text:span text:style-name="T1">Introducción a Spring</text:span></text:p>
            <text:p><text:span text:style-name="T1"/></text:p>
          </draw:text-box>
        </draw:frame>
        <draw:frame draw:style-name="gr2" draw:text-style-name="P2" draw:layer="layout" svg:width="20.6cm" svg:height="5.376cm" svg:x="0.6cm" svg:y="13cm">
          <draw:text-box>
            <text:p><text:span text:style-name="T2">Mario Batres</text:span></text:p>
            <text:p><text:span text:style-name="T2"/></text:p>
            <text:p><text:span text:style-name="T2">Miembro fundador activo</text:span></text:p>
            <text:p><text:span text:style-name="T2">Guatejug</text:span></text:p>
            <text:p><text:span text:style-name="T2">Shaka.mca2407@gmail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32">
        <office:forms form:automatic-focus="false" form:apply-design-mode="false"/>
        <draw:frame presentation:style-name="pr2" draw:text-style-name="P3" draw:layer="layout" svg:width="25.199cm" svg:height="17.935cm" svg:x="1.4cm" svg:y="0.837cm" presentation:class="subtitle">
          <draw:text-box>
            <text:p><text:span text:style-name="T3">¿Qué es Spring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0.4cm" svg:y="0.894cm" presentation:class="title" presentation:user-transformed="true">
          <draw:text-box>
            <text:p><text:span text:style-name="T4">¿Qué es Spring?</text:span></text:p>
          </draw:text-box>
        </draw:frame>
        <draw:frame presentation:style-name="pr5" draw:text-style-name="P6" draw:layer="layout" svg:width="25.199cm" svg:height="13.859cm" svg:x="1.4cm" svg:y="4.914cm" presentation:class="subtitle">
          <draw:text-box>
            <text:list text:style-name="L2">
              <text:list-item>
                <text:p text:style-name="P6">Es un herramienta open source para el desarrollo de aplicaciones Java.</text:p>
              </text:list-item>
              <text:list-item>
                <text:p text:style-name="P6">Escrito por Rod Johnson, su primera versión fue lanzada en 2003 con licencia Apache 2.0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32">
        <office:forms form:automatic-focus="false" form:apply-design-mode="false"/>
        <draw:frame presentation:style-name="pr2" draw:text-style-name="P3" draw:layer="layout" svg:width="25.199cm" svg:height="17.935cm" svg:x="1.4cm" svg:y="0.837cm" presentation:class="subtitle">
          <draw:text-box>
            <text:p><text:span text:style-name="T3">Spring IoC contain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0.4cm" svg:y="0.894cm" presentation:class="title" presentation:user-transformed="true">
          <draw:text-box>
            <text:p><text:span text:style-name="T4">Spring IoC container</text:span></text:p>
          </draw:text-box>
        </draw:frame>
        <draw:frame presentation:style-name="pr5" draw:text-style-name="P7" draw:layer="layout" svg:width="25.199cm" svg:height="13.859cm" svg:x="1.4cm" svg:y="4.914cm" presentation:class="subtitle">
          <draw:text-box>
            <text:list text:style-name="L2">
              <text:list-item>
                <text:p text:style-name="P6"><text:span text:style-name="T5">Es el alma de Spring.</text:span></text:p>
              </text:list-item>
              <text:list-item>
                <text:p text:style-name="P6"><text:span text:style-name="T5">Conocidos comúnmente con “beans”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32">
        <office:forms form:automatic-focus="false" form:apply-design-mode="false"/>
        <draw:frame presentation:style-name="pr2" draw:text-style-name="P3" draw:layer="layout" svg:width="25.199cm" svg:height="17.935cm" svg:x="1.4cm" svg:y="0.837cm" presentation:class="subtitle">
          <draw:text-box>
            <text:p><text:span text:style-name="T3">Ejemplo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32">
        <office:forms form:automatic-focus="false" form:apply-design-mode="false"/>
        <draw:frame presentation:style-name="pr2" draw:text-style-name="P3" draw:layer="layout" svg:width="25.199cm" svg:height="17.935cm" svg:x="1.4cm" svg:y="0.837cm" presentation:class="subtitle">
          <draw:text-box>
            <text:p><text:span text:style-name="T3">Algunos módulos de Spr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0.4cm" svg:y="0.894cm" presentation:class="title" presentation:user-transformed="true">
          <draw:text-box>
            <text:p><text:span text:style-name="T4">Algunos módulos de Spring</text:span></text:p>
          </draw:text-box>
        </draw:frame>
        <draw:frame presentation:style-name="pr5" draw:text-style-name="P7" draw:layer="layout" svg:width="25.199cm" svg:height="13.859cm" svg:x="1.4cm" svg:y="4.914cm" presentation:class="subtitle">
          <draw:text-box>
            <text:list text:style-name="L2">
              <text:list-item>
                <text:p text:style-name="P6"><text:span text:style-name="T5">Spring Security</text:span></text:p>
              </text:list-item>
              <text:list-item>
                <text:p text:style-name="P6"><text:span text:style-name="T5">Spring MVC</text:span></text:p>
              </text:list-item>
              <text:list-item>
                <text:p text:style-name="P6"><text:span text:style-name="T5">Spring Web Flow</text:span></text:p>
              </text:list-item>
              <text:list-item>
                <text:p text:style-name="P6"><text:span text:style-name="T5">Spring RES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32">
        <office:forms form:automatic-focus="false" form:apply-design-mode="false"/>
        <draw:frame presentation:style-name="pr2" draw:text-style-name="P3" draw:layer="layout" svg:width="25.199cm" svg:height="17.935cm" svg:x="1.4cm" svg:y="0.837cm" presentation:class="subtitle">
          <draw:text-box>
            <text:p><text:span text:style-name="T3">Frameworks para integració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0.4cm" svg:y="0.894cm" presentation:class="title">
          <draw:text-box>
            <text:p>Frameworks para integración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DWR</text:p>
              </text:list-item>
              <text:list-item>
                <text:p>JSF</text:p>
              </text:list-item>
              <text:list-item>
                <text:p>Struts 1.x</text:p>
              </text:list-item>
              <text:list-item>
                <text:p>Servlets y Fil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32">
        <office:forms form:automatic-focus="false" form:apply-design-mode="false"/>
        <draw:frame presentation:style-name="pr9" draw:layer="layout" svg:width="25.199cm" svg:height="17.936cm" svg:x="1.4cm" svg:y="0.837cm" presentation:class="subtitle">
          <draw:text-box>
            <text:p><text:span text:style-name="T6">¡¡¡GRACIAS!!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1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G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ucida Sans Unicode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Java_25_20Day_25_202011-background" style:display-name="Java%20Day%202011-background" style:family="presentation">
      <style:graphic-properties draw:stroke="none" draw:fill="none"/>
      <style:text-properties style:letter-kerning="true"/>
    </style:style>
    <style:style style:name="Java_25_20Day_25_202011-backgroundobjects" style:display-name="Java%20Day%2020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ava_25_20Day_25_202011-notes" style:display-name="Java%20Day%2020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ava_25_20Day_25_202011-outline1" style:display-name="Java%20Day%202011-outline1" style:family="presentation">
      <style:graphic-properties draw:stroke="none" draw:fill="none" draw:auto-grow-height="false" draw:fit-to-size="shrink-to-fit">
        <text:list-style style:name="Java_25_20Day_25_202011-outline1" style:display-name="Java%20Day%2020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/>
      <style:text-properties fo:color="#ffffff" style:text-outline="false" style:text-line-through-style="none" fo:font-family="'Lucida Sans Unicode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ava_25_20Day_25_202011-outline2" style:display-name="Java%20Day%202011-outline2" style:family="presentation" style:parent-style-name="Java_25_20Day_25_202011-outline1">
      <style:paragraph-properties fo:margin-top="0cm" fo:margin-bottom="0.4cm"/>
      <style:text-properties fo:color="#ffffff" fo:font-family="'Lucida Sans Unicode'" style:font-family-generic="swiss" style:font-pitch="variable" fo:font-size="28pt" style:font-size-asian="28pt" style:font-size-complex="28pt"/>
    </style:style>
    <style:style style:name="Java_25_20Day_25_202011-outline3" style:display-name="Java%20Day%202011-outline3" style:family="presentation" style:parent-style-name="Java_25_20Day_25_202011-outline2">
      <style:paragraph-properties fo:margin-top="0cm" fo:margin-bottom="0.3cm"/>
      <style:text-properties fo:color="#ffffff" fo:font-family="'Lucida Sans Unicode'" style:font-family-generic="swiss" style:font-pitch="variable" fo:font-size="24pt" style:font-size-asian="24pt" style:font-size-complex="24pt"/>
    </style:style>
    <style:style style:name="Java_25_20Day_25_202011-outline4" style:display-name="Java%20Day%202011-outline4" style:family="presentation" style:parent-style-name="Java_25_20Day_25_202011-outline3">
      <style:paragraph-properties fo:margin-top="0cm" fo:margin-bottom="0.2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Java_25_20Day_25_202011-outline5" style:display-name="Java%20Day%202011-outline5" style:family="presentation" style:parent-style-name="Java_25_20Day_25_202011-outline4">
      <style:paragraph-properties fo:margin-top="0cm" fo:margin-bottom="0.1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Java_25_20Day_25_202011-outline6" style:display-name="Java%20Day%202011-outline6" style:family="presentation" style:parent-style-name="Java_25_20Day_25_202011-outline5">
      <style:paragraph-properties fo:margin-top="0cm" fo:margin-bottom="0.1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Java_25_20Day_25_202011-outline7" style:display-name="Java%20Day%202011-outline7" style:family="presentation" style:parent-style-name="Java_25_20Day_25_202011-outline6">
      <style:paragraph-properties fo:margin-top="0cm" fo:margin-bottom="0.1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Java_25_20Day_25_202011-outline8" style:display-name="Java%20Day%202011-outline8" style:family="presentation" style:parent-style-name="Java_25_20Day_25_202011-outline7">
      <style:paragraph-properties fo:margin-top="0cm" fo:margin-bottom="0.1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Java_25_20Day_25_202011-outline9" style:display-name="Java%20Day%202011-outline9" style:family="presentation" style:parent-style-name="Java_25_20Day_25_202011-outline8">
      <style:paragraph-properties fo:margin-top="0cm" fo:margin-bottom="0.1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Java_25_20Day_25_202011-subtitle" style:display-name="Java%20Day%202011-subtitle" style:family="presentation">
      <style:graphic-properties draw:stroke="none" draw:fill="none" draw:textarea-vertical-align="middle">
        <text:list-style style:name="Java_25_20Day_25_202011-subtitle" style:display-name="Java%20Day%2020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ava_25_20Day_25_202011-title" style:display-name="Java%20Day%202011-title" style:family="presentation">
      <style:graphic-properties draw:stroke="none" draw:fill="none" draw:textarea-vertical-align="middle">
        <text:list-style style:name="Java_25_20Day_25_202011-title" style:display-name="Java%20Day%2020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c5000b" style:text-outline="false" style:text-line-through-style="none" fo:font-family="'Lucida Sans Unicode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Lucida Sans Unicode'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Lucida Sans Unicode'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Lucida Sans Unicode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Lucida Sans Unicode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Lucida Sans Unicode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Lucida Sans Unicode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family="'Lucida Sans Unicode'" style:font-family-generic="swiss" style:font-pitch="variable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family="'Lucida Sans Unicode'" style:font-family-generic="swiss" style:font-pitch="variable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Java_25_20Day_25_20201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ava_25_20Day_25_202011-backgroundobjects">
      <style:graphic-properties draw:stroke="none" draw:fill="none" draw:fill-color="#ffffff" draw:auto-grow-height="false" fo:min-height="1.397cm"/>
    </style:style>
    <style:style style:name="Mpr6" style:family="presentation" style:parent-style-name="Java_25_20Day_25_20201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8.204cm" svg:height="4.79cm" svg:x="-0.2cm" svg:y="0.057cm">
        <draw:image xlink:href="Pictures/1000020100000400000000AE520D2CBB.png" xlink:type="simple" xlink:show="embed" xlink:actuate="onLoad">
          <text:p/>
        </draw:image>
      </draw:frame>
      <draw:frame presentation:style-name="Default-title" draw:layer="backgroundobjects" svg:width="25.199cm" svg:height="3.506cm" svg:x="0.4cm" svg:y="0.894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ava_25_20Day_25_202011" style:display-name="Java%20Day%202011" style:page-layout-name="PM1" draw:style-name="Mdp1">
      <draw:frame draw:style-name="Mgr3" draw:text-style-name="MP3" draw:layer="backgroundobjects" svg:width="28.113cm" svg:height="21.083cm" svg:x="-0.031cm" svg:y="0cm">
        <draw:image xlink:href="Pictures/100002010000040000000300FD88D9A6.png" xlink:type="simple" xlink:show="embed" xlink:actuate="onLoad">
          <text:p/>
        </draw:image>
      </draw:frame>
      <draw:frame presentation:style-name="Java_25_20Day_25_202011-title" draw:layer="backgroundobjects" svg:width="25.199cm" svg:height="3.506cm" svg:x="1.4cm" svg:y="0.837cm" presentation:class="title" presentation:placeholder="true">
        <draw:text-box/>
      </draw:frame>
      <draw:frame presentation:style-name="Java_25_20Day_25_20201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ava_25_20Day_25_202011-title" draw:layer="backgroundobjects" svg:width="0.001cm" svg:height="0.001cm" svg:x="0cm" svg:y="2.123cm" presentation:class="page"/>
        <draw:frame presentation:style-name="Java_25_20Day_25_20201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8.897cm" svg:height="5.3cm" svg:x="-0.8cm" svg:y="-0.1cm">
        <draw:image xlink:href="Pictures/10000201000002CA000000830C105C5D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7T21:42:02</meta:creation-date>
    <meta:editing-duration>PT59M25S</meta:editing-duration>
    <meta:editing-cycles>11</meta:editing-cycles>
    <meta:generator>LibreOffice/3.4$Unix LibreOffice_project/340m1$Build-302</meta:generator>
    <dc:title>Java Day 2011</dc:title>
    <dc:date>2011-10-08T07:19:46</dc:date>
    <meta:document-statistic meta:object-count="84"/>
  </office:meta>
</office:document-meta>
</file>